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e case of saving 5 people at the cost of 1 person, it is consequentialist moral reasoning.</text:p>
      <text:p text:style-name="Standard">Consequentialist moral reasoning locates morality in the consequences of an act in the state of the world that will result from the thing you do.</text:p>
      <text:p text:style-name="Standard">Categorical moral reasoning locates morality in certain duties and rights.</text:p>
      <text:p text:style-name="Standard"/>
      <text:p text:style-name="Standard">Most influential example of cons moral reason is utilitarianism, a doctrine invented by Jeremy Bentham. </text:p>
      <text:p text:style-name="Standard"/>
      <text:p text:style-name="Standard">Utilitarianism is often summarized as the greatest good for the greatest number.</text:p>
      <text:p text:style-name="Standard"/>
      <text:p text:style-name="Standard">NFL players taking a knee</text:p>
      <text:p text:style-name="Standard">My point of view on the subject, is that it is morally correct, and justified. They have the right peacefully protest, and them kneeling during the national anthem does just that. This falls under categorical moral reasoning.</text:p>
      <text:p text:style-name="Standard">Thesis statement: The NFL players taking a knee during the National Anthem to protest police brutality and racism is justified and categorically morally cor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11T14:31:45.54</meta:creation-date>
    <dc:date>2017-10-11T16:55:09.43</dc:date>
    <dc:creator>Timothy Cayer</dc:creator>
    <meta:editing-duration>PT1H53M2S</meta:editing-duration>
    <meta:editing-cycles>3</meta:editing-cycles>
    <meta:generator>OpenOffice/4.1.3$Win32 OpenOffice.org_project/413m1$Build-9783</meta:generator>
    <meta:document-statistic meta:table-count="0" meta:image-count="0" meta:object-count="0" meta:page-count="1" meta:paragraph-count="8" meta:word-count="146" meta:character-count="909"/>
  </office:meta>
</office:document-meta>
</file>